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paragraph-rsid="0011ca79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Standard">
      <style:text-properties fo:color="#6bd4ff" style:font-name="DejaVu Sans Mono"/>
    </style:style>
    <style:style style:name="T1" style:family="text">
      <style:text-properties officeooo:rsid="000cdda5"/>
    </style:style>
    <style:style style:name="T2" style:family="text">
      <style:text-properties fo:color="#1b75bc" officeooo:rsid="0011ca79"/>
    </style:style>
    <style:style style:name="T3" style:family="text">
      <style:text-properties fo:color="#fd02df"/>
    </style:style>
    <style:style style:name="T4" style:family="text">
      <style:text-properties fo:color="#fff200"/>
    </style:style>
    <style:style style:name="T5" style:family="text">
      <style:text-properties fo:color="#ce181e"/>
    </style:style>
    <style:style style:name="T6" style:family="text">
      <style:text-properties fo:color="#ce181e" officeooo:rsid="0011ca79"/>
    </style:style>
    <style:style style:name="T7" style:family="text">
      <style:text-properties fo:color="#12e688"/>
    </style:style>
    <style:style style:name="T8" style:family="text">
      <style:text-properties fo:color="#12e688" officeooo:rsid="0011ca79"/>
    </style:style>
    <style:style style:name="T9" style:family="text">
      <style:text-properties officeooo:rsid="0011ca79"/>
    </style:style>
    <style:style style:name="T10" style:family="text">
      <style:text-properties fo:color="#49abfa"/>
    </style:style>
    <style:style style:name="T11" style:family="text">
      <style:text-properties fo:color="#49abfa" fo:font-weight="bold" style:font-weight-asian="bold" style:font-weight-complex="bold"/>
    </style:style>
    <style:style style:name="T12" style:family="text">
      <style:text-properties fo:color="#49abfa" fo:font-weight="bold" officeooo:rsid="0011ca79" style:font-weight-asian="bold" style:font-weight-complex="bold"/>
    </style:style>
    <style:style style:name="T13" style:family="text">
      <style:text-properties fo:color="#49abfa" officeooo:rsid="0011ca79"/>
    </style:style>
    <style:style style:name="T14" style:family="text">
      <style:text-properties fo:color="#68b8f8" fo:font-weight="bold" style:font-weight-asian="bold" style:font-weight-complex="bold"/>
    </style:style>
    <style:style style:name="T15" style:family="text">
      <style:text-properties fo:color="#6bd4ff"/>
    </style:style>
    <style:style style:name="T16" style:family="text">
      <style:text-properties fo:color="#6bd4ff" fo:font-weight="bold" style:font-weight-asian="bold" style:font-weight-complex="bold"/>
    </style:style>
    <style:style style:name="T17" style:family="text">
      <style:text-properties fo:color="#6bd4ff" officeooo:rsid="0011ca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dart --<text:span text:style-name="T1">enable-experiment=non-nullable </text:span>bin/minimal_test.dart <text:span text:style-name="T9">example/bin/example_test.dart</text:span> </text:p>
      <text:p text:style-name="P1">Finding test files: </text:p>
      <text:p text:style-name="P1"><text:s text:c="2"/><text:span text:style-name="T9">example/bin/example_test.dart</text:span></text:p>
      <text:p text:style-name="P1">Running test: dart --enable-experiment=non-nullable <text:span text:style-name="T9">example/bin/example_test</text:span>.dart</text:p>
      <text:p text:style-name="P1"><text:s text:c="2"/><text:span text:style-name="T16">group-1: Class A</text:span></text:p>
      <text:p text:style-name="P4"><text:s text:c="4"/>test-1: <text:span text:style-name="T9">Comparing copies.</text:span></text:p>
      <text:p text:style-name="P1"><text:s text:c="6"/><text:span text:style-name="T7">passed</text:span></text:p>
      <text:p text:style-name="P1"><text:s text:c="4"/><text:span text:style-name="T15">test-2: </text:span><text:span text:style-name="T17">Comparing different objects</text:span></text:p>
      <text:p text:style-name="P1"><text:s text:c="6"/><text:span text:style-name="T4">failed: Expected to fail.</text:span></text:p>
      <text:p text:style-name="P1"><text:s text:c="8"/><text:span text:style-name="T3">Expected:</text:span> A: a1</text:p>
      <text:p text:style-name="P1"><text:s text:c="8"/><text:span text:style-name="T3">Actual:</text:span> <text:s text:c="2"/>A: a2</text:p>
      <text:p text:style-name="P1"><text:s text:c="4"/><text:span text:style-name="T15">test-3: </text:span><text:span text:style-name="T17">Using custom matcher function</text:span></text:p>
      <text:p text:style-name="P2"><text:span text:style-name="T2"><text:s text:c="6"/></text:span><text:span text:style-name="T8">passed</text:span> <text:s/></text:p>
      <text:p text:style-name="P1"/>
      <text:p text:style-name="P1">Number of failed tests: <text:span text:style-name="T6">1</text:span>.</text:p>
      <text:p text:style-name="P1">Exiting with <text:span text:style-name="T5">ExitCode.SomeTestsFail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901cm" fo:page-height="10.5cm" style:num-format="1" style:print-orientation="landscape" fo:margin-top="0cm" fo:margin-bottom="0cm" fo:margin-left="0cm" fo:margin-right="0cm" fo:border="none" fo:padding="0.801cm" style:shadow="none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1:59:31.719420653</meta:creation-date>
    <dc:date>2020-09-18T13:21:33.747678481</dc:date>
    <meta:editing-duration>PT24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51" meta:character-count="518" meta:non-whitespace-character-count="428"/>
  </office:meta>
</office:document-meta>
</file>